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91266" officeooo:paragraph-rsid="00191266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b0ec7" officeooo:paragraph-rsid="001b0ec7"/>
    </style:style>
    <style:style style:name="P4" style:family="paragraph" style:parent-style-name="Standard" style:master-page-name="Standard">
      <style:paragraph-properties fo:text-align="end" style:justify-single-word="false" style:page-number="auto" style:writing-mode="rl-tb"/>
    </style:style>
    <style:style style:name="P5" style:family="paragraph" style:parent-style-name="List_20_Paragraph" style:list-style-name="WWNum1">
      <style:paragraph-properties fo:text-align="end" style:justify-single-word="false" style:writing-mode="rl-tb"/>
    </style:style>
    <style:style style:name="P6" style:family="paragraph" style:parent-style-name="List_20_Paragraph" style:list-style-name="WWNum1">
      <style:paragraph-properties fo:text-align="end" style:justify-single-word="false" style:writing-mode="rl-tb"/>
      <style:text-properties fo:font-size="14pt" style:font-size-asian="14pt" style:font-size-complex="14pt" style:language-complex="fa" style:country-complex="IR"/>
    </style:style>
    <style:style style:name="T1" style:family="text">
      <style:text-properties fo:font-size="14pt" style:font-size-asian="14pt" style:font-size-complex="14pt" style:language-complex="fa" style:country-complex="IR"/>
    </style:style>
    <style:style style:name="T2" style:family="text">
      <style:text-properties officeooo:rsid="001912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سشن یک حافظه ی موقت است که به سرعت در دسترس است. </text:span></text:p>
      <text:p text:style-name="P1"><text:span text:style-name="T1">سشن میتاند خصوصیات کاربر را <text:s/>به طور موقت نگه دارد.</text:span></text:p>
      <text:list xml:id="list8903703143833628409" text:style-name="WWNum1">
        <text:list-item>
          <text:p text:style-name="P5"><text:span text:style-name="T1">سشن یک حافظه ی موقت است که وقتی کاربر وارد میشود به وی داده میشود و وقتی خارج می شود از بین می رود.</text:span><text:bookmark text:name="_GoBack"/></text:p>
        </text:list-item>
        <text:list-item>
          <text:p text:style-name="P5"><text:span text:style-name="T1">میتوان اسم کاربر را در سشن ذخیره کرد تا برای هربار خواندن نام کاربر احتیاجی به خواندن از پایگاه داده نباشد.</text:span></text:p>
        </text:list-item>
        <text:list-item>
          <text:p text:style-name="P6"/>
        </text:list-item>
      </text:list>
      <text:p text:style-name="P1"><text:s text:c="2"/><text:span text:style-name="T2">برای اولین بار در سشن خواندم و نوشتم در یک function base view به این شکل:<text:line-break/></text:span></text:p>
      <text:p text:style-name="P2"><text:tab/>request.session['size'] = 85</text:p>
      <text:p text:style-name="P2"><text:tab/>print(request.session['size'])</text:p>
      <text:p text:style-name="P2">اگر در کلاس بودیم فقط یک selfبه ان اضافه میشد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6</meta:editing-cycles>
    <meta:creation-date>2017-06-01T07:12:00</meta:creation-date>
    <dc:date>2017-06-08T18:21:40.482749481</dc:date>
    <meta:editing-duration>PT6M3S</meta:editing-duration>
    <meta:generator>LibreOffice/5.1.6.2$Linux_X86_64 LibreOffice_project/10m0$Build-2</meta:generator>
    <meta:document-statistic meta:table-count="0" meta:image-count="0" meta:object-count="0" meta:page-count="1" meta:paragraph-count="9" meta:word-count="100" meta:character-count="489" meta:non-whitespace-character-count="3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